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
      <style:paragraph-properties fo:text-align="center" style:justify-single-word="false"/>
      <style:text-properties style:font-name="Arial" officeooo:rsid="00097b62" officeooo:paragraph-rsid="00068714"/>
    </style:style>
    <style:style style:name="P2" style:family="paragraph" style:parent-style-name="Heading">
      <style:paragraph-properties fo:text-align="center" style:justify-single-word="false"/>
      <style:text-properties style:font-name="Arial" officeooo:paragraph-rsid="00068714"/>
    </style:style>
    <style:style style:name="P3" style:family="paragraph" style:parent-style-name="Title">
      <style:text-properties style:font-name="Arial" officeooo:rsid="00097b62" officeooo:paragraph-rsid="00068714"/>
    </style:style>
    <style:style style:name="P4" style:family="paragraph" style:parent-style-name="Title">
      <style:text-properties style:font-name="Arial" officeooo:rsid="00068714" officeooo:paragraph-rsid="00068714"/>
    </style:style>
    <style:style style:name="P5" style:family="paragraph" style:parent-style-name="Heading_20_3">
      <style:paragraph-properties fo:text-align="justify" style:justify-single-word="false"/>
      <style:text-properties officeooo:rsid="00216c1f" officeooo:paragraph-rsid="00216c1f"/>
    </style:style>
    <style:style style:name="P6" style:family="paragraph" style:parent-style-name="Heading_20_3">
      <style:paragraph-properties fo:text-align="justify" style:justify-single-word="false"/>
    </style:style>
    <style:style style:name="P7" style:family="paragraph" style:parent-style-name="Heading_20_4">
      <style:text-properties officeooo:rsid="002279da" officeooo:paragraph-rsid="002279da"/>
    </style:style>
    <style:style style:name="P8" style:family="paragraph" style:parent-style-name="Heading_20_1">
      <style:paragraph-properties fo:text-align="center" style:justify-single-word="false"/>
      <style:text-properties style:font-name="Arial" fo:font-size="26pt" officeooo:paragraph-rsid="00068714" style:font-size-asian="26pt" style:font-size-complex="26pt"/>
    </style:style>
    <style:style style:name="P9" style:family="paragraph" style:parent-style-name="Heading_20_2">
      <style:text-properties style:font-name="Arial" officeooo:paragraph-rsid="00068714"/>
    </style:style>
    <style:style style:name="P10" style:family="paragraph" style:parent-style-name="Preformatted_20_Text">
      <style:text-properties officeooo:rsid="002298fd" officeooo:paragraph-rsid="002298fd"/>
    </style:style>
    <style:style style:name="P11" style:family="paragraph" style:parent-style-name="Text_20_body">
      <style:paragraph-properties fo:text-align="center" style:justify-single-word="false"/>
      <style:text-properties style:font-name="Arial" officeooo:rsid="00097b62" officeooo:paragraph-rsid="00068714"/>
    </style:style>
    <style:style style:name="P12" style:family="paragraph" style:parent-style-name="Text_20_body">
      <style:text-properties style:font-name="Arial" officeooo:rsid="00097b62" officeooo:paragraph-rsid="00068714"/>
    </style:style>
    <style:style style:name="P13" style:family="paragraph" style:parent-style-name="Text_20_body">
      <style:paragraph-properties fo:text-align="center" style:justify-single-word="false"/>
      <style:text-properties style:font-name="Arial" officeooo:paragraph-rsid="00068714"/>
    </style:style>
    <style:style style:name="P14" style:family="paragraph" style:parent-style-name="Text_20_body">
      <style:paragraph-properties fo:text-align="center" style:justify-single-word="false"/>
      <style:text-properties style:font-name="Arial" fo:font-size="26pt" officeooo:rsid="0008197f" officeooo:paragraph-rsid="00068714" style:font-size-asian="26pt" style:font-size-complex="26pt"/>
    </style:style>
    <style:style style:name="P15" style:family="paragraph" style:parent-style-name="Text_20_body">
      <style:paragraph-properties fo:text-align="center" style:justify-single-word="false"/>
      <style:text-properties style:font-name="Arial" officeooo:rsid="0008197f" officeooo:paragraph-rsid="00068714"/>
    </style:style>
    <style:style style:name="P16" style:family="paragraph" style:parent-style-name="Text_20_body">
      <style:text-properties style:font-name="Arial" officeooo:paragraph-rsid="00068714"/>
    </style:style>
    <style:style style:name="P17" style:family="paragraph" style:parent-style-name="Text_20_body">
      <style:paragraph-properties fo:text-align="justify" style:justify-single-word="false"/>
      <style:text-properties style:font-name="Arial" fo:font-size="12pt" fo:font-style="normal" style:text-underline-style="none" fo:font-weight="normal" officeooo:rsid="00068714" officeooo:paragraph-rsid="00068714" fo:background-color="transparent"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justify" style:justify-single-word="false"/>
      <style:text-properties style:font-name="Arial" fo:font-size="12pt" fo:font-style="normal" style:text-underline-style="none" fo:font-weight="normal" officeooo:rsid="00068714" officeooo:paragraph-rsid="001ce9c1" fo:background-color="transparent"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left="0cm" fo:margin-right="0cm" fo:text-align="justify" style:justify-single-word="false" fo:text-indent="0cm" style:auto-text-indent="false" style:writing-mode="lr-tb"/>
      <style:text-properties style:font-name="Arial" fo:font-size="12pt" fo:font-style="normal" style:text-underline-style="none" fo:font-weight="normal" officeooo:rsid="001c793d" officeooo:paragraph-rsid="001ce9c1" fo:background-color="transparent"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left="0cm" fo:margin-right="0cm" fo:text-align="justify" style:justify-single-word="false" fo:text-indent="0cm" style:auto-text-indent="false" style:writing-mode="lr-tb"/>
      <style:text-properties style:font-name="Arial" fo:font-size="12pt" fo:font-style="normal" style:text-underline-style="none" fo:font-weight="normal" officeooo:paragraph-rsid="001ce9c1" fo:background-color="transparent"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justify" style:justify-single-word="false"/>
      <style:text-properties style:font-name="Arial" fo:font-size="12pt" fo:font-style="normal" style:text-underline-style="none" fo:font-weight="normal" officeooo:paragraph-rsid="001ce9c1" fo:background-color="transparent"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cm" fo:margin-right="0cm" fo:text-align="justify" style:justify-single-word="false" fo:text-indent="0cm" style:auto-text-indent="false" style:writing-mode="lr-tb"/>
      <style:text-properties style:font-name="Arial" fo:font-size="12pt" fo:font-style="normal" style:text-underline-style="none" fo:font-weight="normal" officeooo:paragraph-rsid="001804d9" fo:background-color="transparent"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text-align="justify" style:justify-single-word="false" fo:text-indent="0cm" style:auto-text-indent="false" style:writing-mode="lr-tb"/>
      <style:text-properties style:font-name="Arial" fo:font-size="12pt" fo:font-style="normal" style:text-underline-style="none" fo:font-weight="normal" officeooo:paragraph-rsid="0012b09d" fo:background-color="transparent"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cm" fo:margin-right="0cm" fo:text-align="justify" style:justify-single-word="false" fo:text-indent="0cm" style:auto-text-indent="false" style:writing-mode="lr-tb"/>
      <style:text-properties style:font-name="Arial" fo:font-size="12pt" fo:font-style="normal" style:text-underline-style="none" fo:font-weight="normal" officeooo:paragraph-rsid="0019cfa3" fo:background-color="transparent"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cm" fo:margin-right="0cm" fo:text-align="justify" style:justify-single-word="false" fo:text-indent="0cm" style:auto-text-indent="false" style:writing-mode="lr-tb"/>
      <style:text-properties style:font-name="Arial" fo:font-size="12pt" fo:font-style="normal" style:text-underline-style="none" fo:font-weight="normal" officeooo:paragraph-rsid="001c793d" fo:background-color="transparent"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text-align="justify" style:justify-single-word="false" fo:text-indent="0cm" style:auto-text-indent="false" style:writing-mode="lr-tb"/>
      <style:text-properties style:font-name="Arial" fo:font-size="12pt" fo:font-style="normal" style:text-underline-style="none" fo:font-weight="normal" officeooo:paragraph-rsid="00216c1f" fo:background-color="transparent"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style:font-name="Arial" fo:font-size="12pt" fo:font-style="normal" style:text-underline-style="none" fo:font-weight="normal" officeooo:rsid="000e1547" officeooo:paragraph-rsid="00166ea0" fo:background-color="transparent"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justify" style:justify-single-word="false"/>
      <style:text-properties style:font-name="Arial" fo:font-size="12pt" fo:font-style="normal" style:text-underline-style="none" fo:font-weight="normal" officeooo:rsid="000e1547" officeooo:paragraph-rsid="000e1547" fo:background-color="transparent" style:font-size-asian="12pt" style:font-style-asian="normal" style:font-weight-asian="normal" style:font-size-complex="12pt" style:font-style-complex="normal" style:font-weight-complex="normal"/>
    </style:style>
    <style:style style:name="P29" style:family="paragraph" style:parent-style-name="Text_20_body">
      <style:paragraph-properties fo:text-align="justify" style:justify-single-word="false"/>
      <style:text-properties style:font-name="Arial" fo:font-size="12pt" fo:font-style="normal" style:text-underline-style="none" fo:font-weight="normal" officeooo:rsid="00166ea0" officeooo:paragraph-rsid="00166ea0" fo:background-color="transparent"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justify" style:justify-single-word="false"/>
      <style:text-properties style:font-name="Arial" fo:font-size="12pt" fo:font-style="normal" style:text-underline-style="none" fo:font-weight="normal" officeooo:rsid="00166ea0" officeooo:paragraph-rsid="001804d9" fo:background-color="transparent" style:font-size-asian="12pt" style:font-style-asian="normal" style:font-weight-asian="normal" style:font-size-complex="12pt" style:font-style-complex="normal" style:font-weight-complex="normal"/>
    </style:style>
    <style:style style:name="P31" style:family="paragraph" style:parent-style-name="Text_20_body">
      <style:paragraph-properties fo:text-align="justify" style:justify-single-word="false"/>
      <style:text-properties style:font-name="Arial" fo:font-size="12pt" fo:font-style="normal" style:text-underline-style="none" fo:font-weight="normal" officeooo:rsid="0007dfd9" officeooo:paragraph-rsid="0007dfd9" fo:background-color="transparent" style:font-size-asian="12pt" style:font-style-asian="normal" style:font-weight-asian="normal" style:font-size-complex="12pt" style:font-style-complex="normal" style:font-weight-complex="normal"/>
    </style:style>
    <style:style style:name="P32" style:family="paragraph" style:parent-style-name="Text_20_body">
      <style:paragraph-properties fo:text-align="justify" style:justify-single-word="false"/>
      <style:text-properties style:font-name="Arial" fo:font-size="12pt" fo:font-style="normal" style:text-underline-style="none" fo:font-weight="normal" officeooo:rsid="00086d61" officeooo:paragraph-rsid="00086d61" fo:background-color="transparent" style:font-size-asian="12pt" style:font-style-asian="normal" style:font-weight-asian="normal" style:font-size-complex="12pt" style:font-style-complex="normal" style:font-weight-complex="normal"/>
    </style:style>
    <style:style style:name="P33" style:family="paragraph" style:parent-style-name="Text_20_body">
      <style:paragraph-properties fo:text-align="justify" style:justify-single-word="false"/>
      <style:text-properties style:font-name="Arial" fo:font-size="12pt" fo:font-style="normal" style:text-underline-style="none" fo:font-weight="normal" officeooo:rsid="0009b7cc" officeooo:paragraph-rsid="0009b7cc" fo:background-color="transparent"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justify" style:justify-single-word="false"/>
      <style:text-properties style:font-name="Arial" fo:font-size="12pt" fo:font-style="normal" style:text-underline-style="none" fo:font-weight="normal" officeooo:rsid="001ce9c1" officeooo:paragraph-rsid="001ce9c1" fo:background-color="transparent" style:font-size-asian="12pt" style:font-style-asian="normal" style:font-weight-asian="normal" style:font-size-complex="12pt" style:font-style-complex="normal" style:font-weight-complex="normal"/>
    </style:style>
    <style:style style:name="T1" style:family="text">
      <style:text-properties fo:font-size="15pt" fo:background-color="transparent" loext:char-shading-value="0" style:font-size-asian="15pt" style:font-size-complex="15pt"/>
    </style:style>
    <style:style style:name="T2" style:family="text">
      <style:text-properties officeooo:rsid="0008197f"/>
    </style:style>
    <style:style style:name="T3" style:family="text">
      <style:text-properties fo:font-size="26pt" style:font-size-asian="26pt" style:font-size-complex="26pt"/>
    </style:style>
    <style:style style:name="T4" style:family="text">
      <style:text-properties fo:font-size="26pt" officeooo:rsid="0008197f" style:font-size-asian="26pt" style:font-size-complex="26pt"/>
    </style:style>
    <style:style style:name="T5" style:family="text">
      <style:text-properties officeooo:rsid="000b0402"/>
    </style:style>
    <style:style style:name="T6" style:family="text">
      <style:text-properties officeooo:rsid="000e1547"/>
    </style:style>
    <style:style style:name="T7" style:family="text">
      <style:text-properties officeooo:rsid="00068714"/>
    </style:style>
    <style:style style:name="T8" style:family="text">
      <style:text-properties officeooo:rsid="00134516"/>
    </style:style>
    <style:style style:name="T9" style:family="text">
      <style:text-properties officeooo:rsid="00147376"/>
    </style:style>
    <style:style style:name="T10" style:family="text">
      <style:text-properties officeooo:rsid="00166ea0"/>
    </style:style>
    <style:style style:name="T11" style:family="text">
      <style:text-properties officeooo:rsid="001804d9"/>
    </style:style>
    <style:style style:name="T12" style:family="text">
      <style:text-properties officeooo:rsid="0019cfa3"/>
    </style:style>
    <style:style style:name="T13" style:family="text">
      <style:text-properties officeooo:rsid="001b03ba"/>
    </style:style>
    <style:style style:name="T14" style:family="text">
      <style:text-properties officeooo:rsid="001c793d"/>
    </style:style>
    <style:style style:name="T15" style:family="text">
      <style:text-properties officeooo:rsid="001ce9c1"/>
    </style:style>
    <style:style style:name="T16" style:family="text">
      <style:text-properties officeooo:rsid="001fccd8"/>
    </style:style>
    <style:style style:name="T17" style:family="text">
      <style:text-properties officeooo:rsid="0021521d"/>
    </style:style>
    <style:style style:name="T18" style:family="text">
      <style:text-properties officeooo:rsid="00216c1f"/>
    </style:style>
    <style:style style:name="T19" style:family="text">
      <style:text-properties officeooo:rsid="0007dfd9"/>
    </style:style>
    <style:style style:name="T20" style:family="text">
      <style:text-properties officeooo:rsid="00086d61"/>
    </style:style>
    <style:style style:name="T21" style:family="text">
      <style:text-properties officeooo:rsid="0009b7cc"/>
    </style:style>
    <style:style style:name="T22" style:family="text">
      <style:text-properties officeooo:rsid="000a88da"/>
    </style:style>
    <style:style style:name="T23" style:family="text">
      <style:text-properties officeooo:rsid="002279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Instituto Federal do Mato Grosso do Sul – Campus <text:span text:style-name="T2">Nova Andradina</text:span></text:h>
      <text:p text:style-name="P11"><text:span text:style-name="T4"/></text:p>
      <text:p text:style-name="P11"><text:span text:style-name="T4"/></text:p>
      <text:p text:style-name="P13"><text:span text:style-name="T4"/></text:p>
      <text:p text:style-name="P14">Arthur Mesquita Redigolo</text:p>
      <text:p text:style-name="P15"><text:span text:style-name="T3"/></text:p>
      <text:p text:style-name="P15"><text:span text:style-name="T3"/></text:p>
      <text:p text:style-name="P3">O efeito estufa da Terra, Vênus e outros corpos celestes</text:p>
      <text:p text:style-name="P12"/>
      <text:p text:style-name="P12"/>
      <text:p text:style-name="P12"/>
      <text:p text:style-name="P4">Apostila de plano de aula</text:p>
      <text:p text:style-name="P12"/>
      <text:p text:style-name="P12"/>
      <text:p text:style-name="P12"/>
      <text:p text:style-name="P12"/>
      <text:p text:style-name="P12"/>
      <text:p text:style-name="P1">Nova Andradina</text:p>
      <text:p text:style-name="P2">2024</text:p>
      <text:p text:style-name="P16"/>
      <text:h text:style-name="P9" text:outline-level="2"><text:soft-page-break/><text:span text:style-name="T1"/></text:h>
      <text:p text:style-name="P17">Roteiro:</text:p>
      <text:p text:style-name="P17">- 1h30min de aula;</text:p>
      <text:p text:style-name="P17">- Apresentação pessoal;</text:p>
      <text:p text:style-name="P17">- Apresentação do projeto;</text:p>
      <text:p text:style-name="P17">- Apresentação d<text:span text:style-name="T18">o tema que será abordado</text:span>;</text:p>
      <text:p text:style-name="P17">- Aplicação de um questionário pré-aula sobre o assunto e recolh<text:span text:style-name="T19">ê</text:span>-lo;</text:p>
      <text:p text:style-name="P17"/>
      <text:h text:style-name="P5" text:outline-level="3">Introdução</text:h>
      <text:p text:style-name="P19"><text:span text:style-name="T7">R</text:span>eações químicas são complicadas de entender, mas quando aplicamos elas no nosso dia a dia conseguimos compreendê-las mais facilmente.</text:p>
      <text:p text:style-name="P26"><text:span text:style-name="T14">A fotossíntese é um processo onde as</text:span><text:span text:style-name="T7"> </text:span><text:span text:style-name="T18">pl</text:span><text:span text:style-name="T7">antas, algas e cianobactérias convertem dióxido de carbono (CO₂) e água (H₂O) em glicose (C₆H₁₂O₆) e oxigênio (O₂) usando a energia da luz solar.</text:span></text:p>
      <text:p text:style-name="P18"><text:span text:style-name="T14">Ao respirarmos, assim como qualquer outro organismo vivo, </text:span>convertem<text:span text:style-name="T14">os</text:span> glicose e oxigênio em dióxido de carbono, água e energia.</text:p>
      <text:p text:style-name="P18">O metano (CH₄) é oxidado na atmosfera para formar dióxido de carbono (CO₂) e água.</text:p>
      <text:p text:style-name="P18">O ozônio (O₃) é formado na estratosfera quando o oxigênio molecular é quebrado pela luz ultravioleta (UV) e os átomos de oxigênio se combinam com moléculas de oxigênio.</text:p>
      <text:p text:style-name="P18"><text:span text:style-name="T15">No efeito estufa, a r</text:span>eação de Formação e Degradação do Ozônio pode absorver radiação UV e também interagir com outros gases na atmosfera, <text:span text:style-name="T15">mantendo o equilíbrio da temperatura.</text:span></text:p>
      <text:p text:style-name="P21"><text:span text:style-name="T15">As </text:span><text:span text:style-name="T7">Reações de Oxidação de Gases Fluorados </text:span><text:span text:style-name="T15">(</text:span>Hidrofluorocarbonetos <text:span text:style-name="T15">e</text:span><text:span text:style-name="T7"> Perfluorocarbonetos</text:span><text:span text:style-name="T15">)</text:span><text:span text:style-name="T7"> têm uma alta capacidade de retenção de calor e são envolvidos em processos químicos que aumentam o aquecimento global.</text:span></text:p>
      <text:p text:style-name="P34"><text:span text:style-name="T7">A</text:span>gora que já introduzimos um pouco do conteúdo, vou explicar como essas reações estão presentes no nosso dia a dia e como interferem</text:p>
      <text:h text:style-name="P6" text:outline-level="3"><text:span text:style-name="T18">Atmosfera da </text:span>Terra</text:h>
      <text:p text:style-name="P27">A atmosfera é uma camada de ar que envolve a Terra. Ela <text:span text:style-name="T10">serve para nos</text:span> protege<text:span text:style-name="T10">r</text:span> do Sol, mantém <text:span text:style-name="T10">a temperatura ideal para que haja vida n</text:span>o planeta o ar que respiramos. <text:span text:style-name="T8">Assim como a atmosfera da Terra mant</text:span><text:span text:style-name="T10">é</text:span><text:span text:style-name="T8">m a temperatura do planeta estabilizada e habitável, outros corpos celestes possuem, ou não, s</text:span><text:span text:style-name="T10">ua</text:span><text:span text:style-name="T8">s próprias atmosferas. Algumas mantêm a temperatura no planeta estabilizada, mesmo que a temperatura seja muito fria ou muito quente. Ou ela </text:span><text:span text:style-name="T10">pode </text:span><text:span text:style-name="T8">intensifica</text:span><text:span text:style-name="T10">r</text:span><text:span text:style-name="T8"> o efeito estufa, assim como veremos com o planeta Vênus.</text:span></text:p>
      <text:p text:style-name="P27"><text:soft-page-break/>A atmosfera da Terra é composta p<text:span text:style-name="T10">redominantemente pelos gases nitrogênio, oxigênio, argônio e dióxido de carbono.</text:span></text:p>
      <text:p text:style-name="P27"><text:span text:style-name="T10">O nitrogênio corresponde a</text:span> 78% <text:span text:style-name="T10">dos gases da atmosfera e reduz as reações químicas.</text:span></text:p>
      <text:p text:style-name="P29">O oxigênio é em <text:span text:style-name="T6">21% </text:span>e é<text:span text:style-name="T6"> </text:span>e<text:span text:style-name="T6">ssencial para a respiração e combustão.</text:span></text:p>
      <text:p text:style-name="P29">O <text:span text:style-name="T6">argônio </text:span>ocupa apenas<text:span text:style-name="T6"> (0,93%) </text:span>e é um gás<text:span text:style-name="T6"> não reativo.</text:span></text:p>
      <text:p text:style-name="P30">O d<text:span text:style-name="T6">ióxido de carbono </text:span>corresponde <text:span text:style-name="T6">aproximadamente 0,04% </text:span>da atmosfera e<text:span text:style-name="T6"> </text:span>c<text:span text:style-name="T6">ontribui para o efeito estufa e é importante para a fotossíntese. </text:span><text:span text:style-name="T11">S</text:span><text:span text:style-name="T6">e</text:span><text:span text:style-name="T8">m</text:span><text:span text:style-name="T6"> o dióxido de carbono o efeito estufa terrestre entraria em colapso e a temperatura da superfície da Terra cairia. </text:span>Vamos abordar sobre sua intensificação<text:span text:style-name="T6">. </text:span></text:p>
      <text:h text:style-name="Heading_20_4" text:outline-level="4">Planeta Terra: Efeito Estufa</text:h>
      <text:p text:style-name="P22">O efeito estufa é o processo pelo qual o calor é retido perto da superfície da Terra p<text:span text:style-name="T8">elos ga</text:span>ses do efeito estufa. <text:span text:style-name="T11">A</text:span> energia do Sol aquece a superfície da Terra e o planeta irradia energia de volta ao espaço.  Os gases do efeito estufa permitem que a luz do sol brilhe na superfície da Terra, mas impedem a troca de calor entre a atmosfera e o espaço. <text:span text:style-name="T11">São como paredes de vidro isolante de uma estufa.</text:span> Esses gases <text:span text:style-name="T8">são os:</text:span> dióxido de carbono, metano, ozônio, óxido nitroso, clorofluorcarbonos e vapor de água. O vapor de água reage às mudanças de temperatura, é denominado “feedback”, porque amplifica o efeito das forças que inicialmente causaram o aquecimento. <text:span text:style-name="T11">Os gases do efeito estufa, exceto o dióxido de carbono e o vapor de água que varia entre 1 à 4%, correspondem a menos que 0,0001% da atmosfera.</text:span></text:p>
      <text:h text:style-name="Heading_20_4" text:outline-level="4"><text:span text:style-name="T6">Planeta Terra: Aquecimento Global </text:span><text:span text:style-name="T11">e Mudanças Climáticas</text:span></text:h>
      <text:p text:style-name="P23">Nos últimos séculos as ações humanas <text:span text:style-name="T11">têm </text:span>contribuí<text:span text:style-name="T11">do</text:span> para o agravamento do aquecimento global, aumentando o efeito estufa. Os gases que ocorrem naturalmente na atmosfera têm sido liberados em maiores quantidades desde o século 19 com <text:span text:style-name="T11">o começo da</text:span> Revolução Industrial. <text:span text:style-name="T11">A</text:span> maior parte desses gases vem da queima de combustíveis fósseis como petróleo, carvão <text:span text:style-name="T11">e</text:span> gás, <text:span text:style-name="T11">são </text:span><text:span text:style-name="T9">nossa principal fonte de energia </text:span><text:span text:style-name="T11">além da queima d</text:span><text:span text:style-name="T9">e </text:span><text:span text:style-name="T11">madeira e</text:span><text:span text:style-name="T9"> </text:span><text:span text:style-name="T11">ó</text:span><text:span text:style-name="T9">leo. </text:span>Isso levou a um aumento do dióxido de carbono na atmosfera e nos oceanos.</text:p>
      <text:p text:style-name="P24">A quantidade de dióxido de carbono na atmosfera hoje <text:span text:style-name="T11">é maior que o natural.</text:span> O clima terrestre mudou diversas vezes desde a formação do planeta há 4.5 bilhões de anos, passando por ciclos de esfriamentos, as eras glaciais e por ciclos de aquecimento. As mudanças de temperatura aconteciam de forma lenta, <text:span text:style-name="T8">em milhares de anos naturalmente</text:span>, e o próprio planeta era responsável por elas, hoje estas mudanças estão acontecendo de forma artificial e mais rápidas <text:span text:style-name="T11">por causa</text:span> <text:span text:style-name="T11">da</text:span>s grandes emissões de gases contribuintes para o efeito estufa. Mudanças de temperatura <text:span text:style-name="T8">acarreta em </text:span>eventos climáticos <text:span text:style-name="T8">catastróficos</text:span>. Com o aumento da temperatura do planeta, <text:span text:style-name="T8">o</text:span>corre também o derretimento das calotas polares e com isso o aumento do nível do mar <text:span text:style-name="T8">e a elevação de sua temperatura, assim exterminando espécies de peixes e corais</text:span>. <text:span text:style-name="T11">O ser humano será responsável pela sua própria extinção. Além de causar todos esses problemas ao ambiente, o nosso próprio corpo sente essas mudanças, estamos respirando um ar que se torna cada vez mais tóxico. Ao dizermos que subiu um ou dois graus parece ser </text:span><text:soft-page-break/><text:span text:style-name="T11">simples, mas traz problemas enormes. Ao queimarmos esses combustíve</text:span><text:span text:style-name="T18">i</text:span><text:span text:style-name="T11">s, liberamos na atmosfera acido sulfúrico. Nossas principais cidades são poluídas por moléculas nocivas. </text:span></text:p>
      <text:p text:style-name="P24"><text:span text:style-name="T11">Óxidos de enxofre e de nitrogênio </text:span><text:span text:style-name="T13">que </text:span><text:span text:style-name="T11">são liberados na atmosfera reagem com </text:span><text:span text:style-name="T13">o vapor de</text:span><text:span text:style-name="T11"> água, formando ácidos como o ácido sulfúrico e o ácido nítrico. Quando chove, </text:span><text:span text:style-name="T13">principalmente em grandes centros urbanos como capitais e áreas industriais com a maior conce</text:span><text:span text:style-name="T18">nt</text:span><text:span text:style-name="T13">ração deses gases ocorre</text:span><text:span text:style-name="T11"> a chuva ácida, </text:span><text:span text:style-name="T13">onde a água </text:span><text:span text:style-name="T18">carrega consigo</text:span><text:span text:style-name="T13"> esses ácidos gerados pelas reações dos óxidos e</text:span><text:span text:style-name="T11"> pode até corroer estátuas, monumentos e edifícios, além de prejudicar plantas, solo</text:span><text:span text:style-name="T18">s</text:span><text:span text:style-name="T11"> </text:span><text:span text:style-name="T18">e seres.</text:span></text:p>
      <text:p text:style-name="P25"><text:span text:style-name="T11">A </text:span><text:span text:style-name="T14">cidade de Cubatão, em </text:span><text:span text:style-name="T18">S</text:span><text:span text:style-name="T14">ão </text:span><text:span text:style-name="T18">P</text:span><text:span text:style-name="T14">aulo, ficou conhecida mundialmente nos anos 80 como a cidade mais poluída do mundo e at</text:span><text:span text:style-name="T18">é</text:span><text:span text:style-name="T14"> foi batizada de “</text:span><text:span text:style-name="T18">V</text:span><text:span text:style-name="T14">ale da </text:span><text:span text:style-name="T18">M</text:span><text:span text:style-name="T14">orte”. Ao andar pela cidade uma neblin</text:span><text:span text:style-name="T18">a</text:span><text:span text:style-name="T14"> de fumaça </text:span><text:span text:style-name="T18">composta por</text:span><text:span text:style-name="T14"> gases </text:span><text:span text:style-name="T18">tó</text:span><text:span text:style-name="T14">xicos forçava os moradores a usarem m</text:span><text:span text:style-name="T18">á</text:span><text:span text:style-name="T14">scaras para conseguirem respirar. </text:span><text:span text:style-name="T18">O</text:span><text:span text:style-name="T14">s animais da regi</text:span><text:span text:style-name="T18">ã</text:span><text:span text:style-name="T14">o morre</text:span><text:span text:style-name="T18">r</text:span><text:span text:style-name="T14">am devido ao elevado n</text:span><text:span text:style-name="T18">í</text:span><text:span text:style-name="T14">vel de gases t</text:span><text:span text:style-name="T18">ó</text:span><text:span text:style-name="T14">xicos, a </text:span><text:span text:style-name="T18">á</text:span><text:span text:style-name="T14">gua tamb</text:span><text:span text:style-name="T18">é</text:span><text:span text:style-name="T14">m continha </text:span><text:span text:style-name="T18">á</text:span><text:span text:style-name="T14">cidos. O ar cheirava a </text:span><text:span text:style-name="T18">ó</text:span><text:span text:style-name="T14">leo e enxofre e o céu era amarelado. Ap</text:span><text:span text:style-name="T18">ó</text:span><text:span text:style-name="T14">s um inc</text:span><text:span text:style-name="T18">ê</text:span><text:span text:style-name="T14">ndio, que </text:span><text:span text:style-name="T18">causou</text:span><text:span text:style-name="T14"> 93 vitimas, foi feita uma uma restauração ambiental e limpeza na poluição, assim a cidade passou a ser reconhecida </text:span> <text:span text:style-name="T14">como </text:span>Exemplo Mundial de Recuperação Ambiental.</text:p>
      <text:p text:style-name="P23">Como Vê<text:span text:style-name="T18">n</text:span>us, nossa estratosfera agora possui uma névoa de pequenas gotículas de ácido sulfúrico <text:span text:style-name="T14">e apesar de os céus de muitas cidades não possuírem uma camada amarelada, estamos caminhando para isso acontecer.</text:span> <text:span text:style-name="T18">Vamos abordar a atmosfera de Vênus e vocês verão como ela é composta.</text:span></text:p>
      <text:p text:style-name="P25"><text:span text:style-name="T12">Os principais causadores para o aquecimento global são as ind</text:span><text:span text:style-name="T23">ú</text:span><text:span text:style-name="T12">strias, a devastação de florestas e a pastagem. A agricultura</text:span> utiliza queimadas <text:span text:style-name="T12">e o</text:span> desmatamento tropical industrial e a destruição das pastagens são <text:span text:style-name="T12">frequentes</text:span>. <text:span text:style-name="T12">A</text:span> quantidade de luz solar absorvida pelo solo tem declinado e, pelas mudanças na utilização da Terra, estamos baixando a temperatura da superfície do nosso planeta.</text:p>
      <text:h text:style-name="Heading_20_4" text:outline-level="4"><text:span text:style-name="T23">Planeta</text:span> Vênus</text:h>
      <text:p text:style-name="P23">O planeta Vênus é o segundo do nosso sistema solar a partir do Sol, o sexto maior planeta e o mais próximo da Terra, a apenas 61 milhões de quilômetros de distância. É o planeta mais quente do sistema solar. <text:span text:style-name="T15">É</text:span> um planeta rochoso, sua superfície <text:span text:style-name="T15">é</text:span> composta por vales e altas montanhas, cheias de vulcões. <text:span text:style-name="T15">Seu </text:span>período de rotação <text:span text:style-name="T15">é</text:span> maior que o período de translação, ou seja, <text:span text:style-name="T15">um dia em</text:span> Vênus dura 243 dias <text:span text:style-name="T15">na Terra enquanto seu ano d</text:span>ura cerca de 225 dias. Vênus tem um diâmetro de 12.100 Km, é 1.1 vezes menor do que a Terra, percebemos que ele é um planeta com dimensões parecidas com o nosso. </text:p>
      <text:p text:style-name="P20"><text:span text:style-name="T15">Esse planeta é chamado de gêmeo da terra, leva seu nome inspirado na deusa do amor. Não faz sentido algum ser chamado de gêmeo da terra, exceto pelo seu solo rochoso. O planeta </text:span>não tem qualquer semelhança com as estações <text:span text:style-name="T15">sua atmosfera é </text:span>tóxica devido a um efeito estufa descontrolado que dá ao planeta uma cor amarelada, As temperaturas d<text:span text:style-name="T15">a</text:span> superfície são em torno de 480° C. Sua superfície é quente o suficiente para derreter chumbo. A pressão <text:span text:style-name="T15">n</text:span>a superfície é 90 vezes a pressão que sentimos <text:span text:style-name="T15">no nosso planeta. </text:span>Para sobreviver em Vênus, uma nave espacial deve ser refrigerada e também construída como um submergível de grande profundidade. Cerca de doze veículos espaciais da <text:soft-page-break/>União Soviética e dos Estados Unidos entraram na atmosfera de Vênus e poucos sobreviveram por uma hora.</text:p>
      <text:p text:style-name="P23">A atmosfera de Vênus é composta de 96% de dióxido de carbono. Há pequenos traços de nitrogênio, vapor d'água, argônio, monóxido de carbono e outros gases, mas os únicos hidrocarbonetos ou carboidratos presentes compõem cerca de 0,1 parte por milhão. As nuvens de Vênus são uma solução concentrada de ácido sulfúrico. Pequenas quantidades de ácido hidroclorídrico e hidrofluórico estão também presentes, <text:span text:style-name="T16">ambos ácidos corrosivos e tóxicos ao serem inalados.</text:span></text:p>
      <text:p text:style-name="P23"><text:span text:style-name="T23">As</text:span> nuvens <text:span text:style-name="T16">são formadas d</text:span>e ácido sulfúrico concentrado. Há vestígios do acre dióxido de enxofre, S02, na atmosfera inferior. Sempre chove ácido sulfúrico em Vênus, por todo o planeta, e nenhuma gota atinge a superfície.</text:p>
      <text:p text:style-name="P23">O efeito estufa que ocorre no planeta é um fenômeno análogo ao que ocorre na Terra. <text:span text:style-name="T16">Enquanto o da </text:span><text:span text:style-name="T23">Te</text:span><text:span text:style-name="T16">rra mantêm a temperatura ideal, </text:span>a atmosfera de Vênus é densa, os gases que a compõe<text:span text:style-name="T17">m</text:span> não permitem que o calor saia do planeta, ficando retido em sua atmosfera criando uma bolsa de “calor” que aquece ainda mais o planeta, criando desse modo um efeito estufa descontrolado.</text:p>
      <text:p text:style-name="P23">A atmosfera de Vênus <text:span text:style-name="T23">é dividida</text:span> em camadas: a troposfera, estratosfera, mesosfera e termosfera, semelhantes às camadas encontradas na atmosfera terrestre. <text:span text:style-name="T17">E</text:span>ssas camadas não exibem variações tão distintas de temperatura e composição como na Terra, devido à densidade e uniformidade da atmosfera <text:span text:style-name="T17">desse planeta.</text:span></text:p>
      <text:h text:style-name="P7" text:outline-level="4">Atmosfera de Outros Corpos Celestes</text:h>
      <text:p text:style-name="P23">Em completo contraste com Vênus, existe Marte. O Planeta Vermelho quase não apresenta efeito estufa. Marte tem algum dióxido de carbono atmosférico, mas quase nenhuma atmosfera! A atmosfera existente é tão rarefeita que não consegue reter a energia do Sol. Existem contrastes extremos de temperatura entre o dia e a noite e o sol ou a sombra.</text:p>
      <text:p text:style-name="P23">Titã, a maior lua de Saturno, <text:span text:style-name="T17">há</text:span> um efeito de estufa moderado, principalmente devido às grandes concentrações de metano na sua atmosfera. Teorias apontam que a elevação da temperatura de superfície devido ao efeito de estufa atmosférico. Seria um lugar adequado para a vida se não fosse tão frio: sua superfície é extremamente fria, com cerca de -180 graus Celsius. Os astrônomos compararam Titã com a Terra primitiva. (1)</text:p>
      <text:p text:style-name="P28"/>
      <text:p text:style-name="P28"/>
      <text:p text:style-name="P10"/>
      <text:p text:style-name="P10"/>
      <text:p text:style-name="P10"/>
      <text:p text:style-name="P10"/>
      <text:p text:style-name="P10"/>
      <text:p text:style-name="P10"/>
      <text:p text:style-name="P10"/>
      <text:p text:style-name="P10">O texto será usado como guia para a aula. O documento possui seis páginas, mas durante a explicação será resumido e a linguagem adaptada de acordo com a série dos estudantes presentes. Será usado como apoio slides feitos sobre o assunto e um experimento para demonstrar as chuvas ácidas.</text:p>
      <text:p text:style-name="P31"><text:soft-page-break/>Questionário:</text:p>
      <text:p text:style-name="P31">1. O que é o efeito estufa?</text:p>
      <text:p text:style-name="P31">2. O que são chuvas ácidas?</text:p>
      <text:p text:style-name="P31">3. <text:span text:style-name="T20">Quais os gases da atmosfera da Terra?</text:span></text:p>
      <text:p text:style-name="P32">4. <text:span text:style-name="T23">Quais são os gases presentes na atmosfera da Terra e em seu efeito estufa?</text:span></text:p>
      <text:p text:style-name="P32">5. <text:span text:style-name="T21">Qual a causa da intensificação do efeito estufa?</text:span></text:p>
      <text:p text:style-name="P33">6. Cite as informações que você conhece sobre o a planeta Vênus.</text:p>
      <text:p text:style-name="P33">7. Em sua opinião, o planeta Vênus pode ser habitado pelos seres humanos futuramente? <text:span text:style-name="T5">Use argumentos para justificar sua opinião.</text:span></text:p>
      <text:p text:style-name="P33">8. Cite outros corpos celestes que possuem atmosfera.</text:p>
      <text:p text:style-name="P33">9. Em sua opinião, o planeta Terra possui semelhanças ao planeta Vênus? Se sim, cite algumas.</text:p>
      <text:p text:style-name="P33">10. <text:span text:style-name="T22">O que é atmosfer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6T21:16:08.958000000</meta:creation-date>
    <dc:date>2024-08-22T23:39:01.062000000</dc:date>
    <meta:editing-duration>PT26M55S</meta:editing-duration>
    <meta:editing-cycles>8</meta:editing-cycles>
    <meta:generator>LibreOffice/24.2.1.2$Windows_X86_64 LibreOffice_project/db4def46b0453cc22e2d0305797cf981b68ef5ac</meta:generator>
    <meta:document-statistic meta:table-count="0" meta:image-count="0" meta:object-count="0" meta:page-count="6" meta:paragraph-count="59" meta:word-count="1935" meta:character-count="11555" meta:non-whitespace-character-count="9692"/>
  </office:meta>
</office:document-meta>
</file>